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style>
    <style:style style:name="T2" style:parent-style-name="DefaultParagraphFont" style:family="text">
      <style:text-properties style:font-name="Liberation Sans"/>
    </style:style>
    <style:style style:name="T3" style:parent-style-name="DefaultParagraphFont" style:family="text">
      <style:text-properties style:font-name="Liberation Sans"/>
    </style:style>
    <style:style style:name="T4" style:parent-style-name="DefaultParagraphFont" style:family="text">
      <style:text-properties style:font-name="Liberation Sans"/>
    </style:style>
    <style:style style:name="T5" style:parent-style-name="DefaultParagraphFont" style:family="text">
      <style:text-properties style:font-name="Liberation Sans"/>
    </style:style>
  </office:automatic-styles>
  <office:body>
    <office:text text:use-soft-page-breaks="true">
      <text:p text:style-name="P1"><text:span text:style-name="T2">Iteration 2 went well, with a few slow points. Some of the team was successful working with the ASP.net Core and seemed to have no problem quickly producing results. Other team members had limited time as well as difficulty learning the<text:s/></text:span><text:span text:style-name="T3">ASP.net Core structure and so some tasks will roll over into the next iteration. Dividing time between presentation details and iteration goals</text:span><text:span text:style-name="T4"><text:s/>introduced some slowdown. Also, due to the learning curve we also have some technical debt regarding the da</text:span><text:span text:style-name="T5">tabase and needing to consolidate each person’s contribution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s, Nathan (UMKC-Student)</dc:creator>
    <meta:creation-date>2019-09-30T12:05:00Z</meta:creation-date>
    <dc:date>2019-10-15T01:02:00Z</dc:date>
    <meta:template xlink:href="Normal" xlink:type="simple"/>
    <meta:editing-cycles>8</meta:editing-cycles>
    <meta:editing-duration>PT18900S</meta:editing-duration>
    <meta:document-statistic meta:page-count="1" meta:paragraph-count="1" meta:word-count="82" meta:character-count="551" meta:row-count="3" meta:non-whitespace-character-count="470"/>
  </office:meta>
</office:document-meta>
</file>